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FreeSans" svg:font-family="Free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3229in" style:rel-column-width="22737*"/>
    </style:style>
    <style:style style:name="Table1.B" style:family="table-column">
      <style:table-column-properties style:column-width="4.3722in" style:rel-column-width="4279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fo:margin-left="0.25in" fo:margin-right="0in" fo:text-indent="0in" style:auto-text-indent="false"/>
    </style:style>
    <style:style style:name="P4" style:family="paragraph" style:parent-style-name="Contents_20_2">
      <style:paragraph-properties>
        <style:tab-stops>
          <style:tab-stop style:position="5.6736in" style:type="right" style:leader-style="dotted" style:leader-text="."/>
        </style:tab-stops>
      </style:paragraph-properties>
    </style:style>
    <style:style style:name="P5" style:family="paragraph" style:parent-style-name="Contents_20_1">
      <style:paragraph-properties>
        <style:tab-stops>
          <style:tab-stop style:position="5.8701in" style:type="right" style:leader-style="dotted" style:leader-text="."/>
        </style:tab-stops>
      </style:paragraph-properties>
    </style:style>
    <style:style style:name="P6" style:family="paragraph" style:parent-style-name="Contents_20_3">
      <style:paragraph-properties>
        <style:tab-stops>
          <style:tab-stop style:position="5.4772in" style:type="right" style:leader-style="dotted" style:leader-text="."/>
        </style:tab-stops>
      </style:paragraph-properties>
    </style:style>
    <style:style style:name="P7" style:family="paragraph" style:parent-style-name="Standard" style:master-page-name="">
      <style:paragraph-properties fo:orphans="0" fo:widows="0" style:page-number="auto" fo:keep-with-next="auto"/>
    </style:style>
    <style:style style:name="P8" style:family="paragraph" style:parent-style-name="Standard" style:master-page-name="">
      <style:paragraph-properties fo:orphans="0" fo:widows="0" style:page-number="auto"/>
    </style:style>
    <style:style style:name="P9" style:family="paragraph" style:parent-style-name="Standard">
      <style:paragraph-properties style:writing-mode="lr-tb"/>
    </style:style>
    <style:style style:name="P10" style:family="paragraph" style:parent-style-name="AttribDesc">
      <style:paragraph-properties style:writing-mode="lr-tb"/>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Heading_20_2" style:master-page-name="">
      <style:paragraph-properties style:page-number="auto" fo:keep-with-next="auto"/>
    </style:style>
    <style:style style:name="P18" style:family="paragraph" style:parent-style-name="Heading_20_2" style:master-page-name="">
      <style:paragraph-properties style:page-number="auto"/>
    </style:style>
    <style:style style:name="P19" style:family="paragraph" style:parent-style-name="Heading_20_2" style:master-page-name="">
      <style:paragraph-properties style:page-number="auto" fo:break-before="auto" fo:break-after="auto"/>
    </style:style>
    <style:style style:name="P20" style:family="paragraph" style:parent-style-name="Paper_20_Title" style:master-page-name="Standard">
      <style:paragraph-properties style:page-numb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style:font-name="Arial" fo:font-weight="bold" style:font-weight-asian="bold" style:font-weight-complex="bold"/>
    </style:style>
    <style:style style:name="T11" style:family="text">
      <style:text-properties style:font-name="Arial" fo:font-size="9pt" style:font-size-asian="9pt" style:font-size-complex="9pt"/>
    </style:style>
    <style:style style:name="T12" style:family="text">
      <style:text-properties style:font-name="DejaVu Sans Condensed1"/>
    </style:style>
    <style:style style:name="T13" style:family="text">
      <style:text-properties style:font-name="DejaVu Sans Condensed" fo:font-size="8pt" style:font-size-asian="8pt" style:font-size-complex="8pt"/>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font-name="Doulos SIL"/>
    </style:style>
    <style:style style:name="T17" style:family="text">
      <style:text-properties fo:font-style="normal" style:font-style-asian="normal" style:font-style-complex="normal"/>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itle>Lexicon Interchange Format</text:title></text:p>
      <text:p text:style-name="Paper_20_Subtitle"><text:subject>A Description</text:subject></text:p>
      <text:p text:style-name="Author"><text:initial-creator>Martin Hosken</text:initial-creator>,<office:annotation>
     <dc:date>2006-07-13T00:00:00</dc:date>
     <text:p>TODO:</text:p>
     <text:p/>
     <text:p>Add examples of:</text:p>
     <text:p>. phonemic form</text:p>
     <text:p/>
     <text:p>Find out from FW about</text:p>
     <text:p>. phonetic tone field</text:p>
     <text:p>. phonetic pattern field</text:p>
     <text:p/>
    </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Introduction<text:tab/>3</text:p>
          <text:p text:style-name="P4">Conformance<text:tab/>3</text:p>
          <text:p text:style-name="P4">Stability<text:tab/>4</text:p>
          <text:p text:style-name="P5">Types<text:tab/>5</text:p>
          <text:p text:style-name="P4">Datatypes<text:tab/>5</text:p>
          <text:p text:style-name="P6">int<text:tab/>5</text:p>
          <text:p text:style-name="P6">float<text:tab/>5</text:p>
          <text:p text:style-name="P6">string<text:tab/>5</text:p>
          <text:p text:style-name="P6">PCDATA<text:tab/>5</text:p>
          <text:p text:style-name="P6">datetime<text:tab/>5</text:p>
          <text:p text:style-name="P6">key<text:tab/>6</text:p>
          <text:p text:style-name="P6">lang<text:tab/>6</text:p>
          <text:p text:style-name="P6">refid<text:tab/>6</text:p>
          <text:p text:style-name="P6">URL<text:tab/>6</text:p>
          <text:p text:style-name="P4">Elements<text:tab/>6</text:p>
          <text:p text:style-name="P6">span<text:tab/>6</text:p>
          <text:p text:style-name="P6">text<text:tab/>7</text:p>
          <text:p text:style-name="P6">form<text:tab/>7</text:p>
          <text:p text:style-name="P6">multitext<text:tab/>7</text:p>
          <text:p text:style-name="P6">URLRef<text:tab/>8</text:p>
          <text:p text:style-name="P6">field<text:tab/>8</text:p>
          <text:p text:style-name="P6">trait<text:tab/>8</text:p>
          <text:p text:style-name="P6">annotation<text:tab/>9</text:p>
          <text:p text:style-name="P6">extensible<text:tab/>9</text:p>
          <text:p text:style-name="P6">note<text:tab/>9</text:p>
          <text:p text:style-name="P6">phonetic<text:tab/>10</text:p>
          <text:p text:style-name="P6">etymology<text:tab/>10</text:p>
          <text:p text:style-name="P6">grammatical-info<text:tab/>10</text:p>
          <text:p text:style-name="P6">reversal<text:tab/>11</text:p>
          <text:p text:style-name="P6">translation<text:tab/>11</text:p>
          <text:p text:style-name="P6">example<text:tab/>11</text:p>
          <text:p text:style-name="P6">relation<text:tab/>11</text:p>
          <text:p text:style-name="P6">variant<text:tab/>12</text:p>
          <text:p text:style-name="P6">Sense<text:tab/>12</text:p>
          <text:p text:style-name="P6">Entry<text:tab/>13</text:p>
          <text:p text:style-name="P6">field-defn<text:tab/>14</text:p>
          <text:p text:style-name="P6">field-defns<text:tab/>14</text:p>
          <text:p text:style-name="P6">ranges<text:tab/>14</text:p>
          <text:p text:style-name="P6">header<text:tab/>14</text:p>
          <text:p text:style-name="P6">lift<text:tab/>15</text:p>
          <text:p text:style-name="P5">UML Diagrams<text:tab/>16</text:p>
          <text:p text:style-name="P4"><text:soft-page-break/>Base Elements<text:tab/>16</text:p>
          <text:p text:style-name="P4">Entry Elements<text:tab/>17</text:p>
          <text:p text:style-name="P4">Header Elements<text:tab/>17</text:p>
          <text:p text:style-name="P5">Lift Ranges<text:tab/>18</text:p>
          <text:p text:style-name="P4">Elements<text:tab/>18</text:p>
          <text:p text:style-name="P6">range-element<text:tab/>18</text:p>
          <text:p text:style-name="P6">range<text:tab/>18</text:p>
          <text:p text:style-name="P6">lift-ranges<text:tab/>18</text:p>
          <text:p text:style-name="P4">UML Diagram<text:tab/>19</text:p>
          <text:p text:style-name="P5">Ranges<text:tab/>20</text:p>
          <text:p text:style-name="P4">dialect<text:tab/>20</text:p>
          <text:p text:style-name="P4">etymology<text:tab/>20</text:p>
          <text:p text:style-name="P6">Elements<text:tab/>20</text:p>
          <text:p text:style-name="P4">grammatical-info<text:tab/>20</text:p>
          <text:p text:style-name="P4">lexical<text:tab/>20</text:p>
          <text:p text:style-name="P6">Elements<text:tab/>20</text:p>
          <text:p text:style-name="P4">note-type<text:tab/>20</text:p>
          <text:p text:style-name="P6">Elements<text:tab/>21</text:p>
          <text:p text:style-name="P4">paradigm<text:tab/>21</text:p>
          <text:p text:style-name="P6">Elements<text:tab/>21</text:p>
          <text:p text:style-name="P4">reversal-type<text:tab/>22</text:p>
          <text:p text:style-name="P4">semantic_domain<text:tab/>22</text:p>
          <text:p text:style-name="P4">status<text:tab/>22</text:p>
          <text:p text:style-name="P4">users<text:tab/>22</text:p>
          <text:p text:style-name="P5">Examples<text:tab/>23</text:p>
          <text:p text:style-name="P4">Simple Records<text:tab/>23</text:p>
          <text:p text:style-name="P4">Subentries<text:tab/>24</text:p>
          <text:p text:style-name="P4">Reverse Index<text:tab/>26</text:p>
          <text:p text:style-name="P4">Lexical Relations<text:tab/>26</text:p>
          <text:p text:style-name="P4">Hierarchies<text:tab/>27</text:p>
          <text:p text:style-name="P4">Multiple Scripts<text:tab/>28</text:p>
          <text:p text:style-name="P5">Implementation<text:tab/>30</text:p>
          <text:p text:style-name="P4">Lift Conformance<text:tab/>30</text:p>
          <text:p text:style-name="P4">Single Pass Generation<text:tab/>30</text:p>
          <text:p text:style-name="P6">Refid generation<text:tab/>30</text:p>
          <text:p text:style-name="P6">Generating LIFT<text:tab/>30</text:p>
          <text:p text:style-name="P6">Subentries<text:tab/>30</text:p>
          <text:p text:style-name="P4">Multiple Passes<text:tab/>31</text:p>
          <text:p text:style-name="P4">Roundtrip Requirements<text:tab/>31</text:p>
          <text:p text:style-name="P4">Merging XML<text:tab/>31</text:p>
          <text:p text:style-name="P5">Change History<text:tab/>32</text:p>
          <text:p text:style-name="P4">Initial Development<text:tab/>32</text:p>
        </text:index-body>
      </text:table-of-content>
      <text:p text:style-name="Standard"/>
      <text:h text:style-name="Heading_20_1" text:outline-level="1" text:restart-numbering="true" text:start-value="-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
      <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xml:id="list520680027" text:style-name="L1">
        <text:list-item>
          <text:p text:style-name="P11">Provides a way of encoding all MDF concepts and is a complete language.</text:p>
        </text:list-item>
        <text:list-item>
          <text:p text:style-name="P11">Handles text represented in multiple scripts (for example a language that has multiple orthographies)</text:p>
        </text:list-item>
        <text:list-item>
          <text:p text:style-name="P11">Can store any number of analysis languages.</text:p>
        </text:list-item>
        <text:list-item>
          <text:p text:style-name="P11">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h text:style-name="Heading_20_2" text:outline-level="2">Conformance</text:h>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xml:id="list1731178080" text:style-name="L2">
        <text:list-item>
          <text:p text:style-name="P12">there are no two ids of the same type of object that are identical, including treating senses and subsenses as entries.</text:p>
        </text:list-item>
      </text:list>
      <text:list xml:id="list1335064361" text:style-name="L3">
        <text:list-item>
          <text:p text:style-name="P13">there are corresponding ids for all refids</text:p>
        </text:list-item>
      </text:list>
      <text:list xml:id="list1186136058" text:style-name="L4">
        <text:list-item>
          <text:p text:style-name="P14">there is a definition for all field tags used</text:p>
        </text:list-item>
        <text:list-item>
          <text:p text:style-name="P14">that in a context where only one language data is expected no data from another language is also provided.</text:p>
        </text:list-item>
        <text:list-item>
          <text:p text:style-name="P14">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h text:style-name="Heading_20_2" text:outline-level="2">Stability</text:h>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h text:style-name="Heading_20_2" text:outline-level="2">Core Model Elements</text:h>
      <text:p text:style-name="Standard">The core model elements are those involved with the primary structure of a lexicon. The description takes a top down approach starting from the root and examines an entry and all that goes to make that up. An overview diagram of these types may be found in the Entry UML diagram.</text:p>
      <text:p text:style-name="Standard">Unless otherwise stated, content elements may occur in any order in the parent.</text:p>
      <text:h text:style-name="Heading_20_3" text:outline-level="3">lift</text:h>
      <text:p text:style-name="Standard">This is the root node of the document and contains a header and all the entries in the database.</text:p>
      <text:h text:style-name="Heading_20_4" text:outline-level="4">Attributes<office:annotation>
     <dc:date>2009-01-08T00:00:00</dc:date>
     <text:p>Proposal to add @lang to record target language of lexicon for LP. Was rejected.</text:p>
    </office:annotation></text:h>
      <text:p text:style-name="AttribDesc"><text:span text:style-name="code"><text:span text:style-name="T8">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8">producer</text:span></text:span><text:tab/>[Optional, <text:span text:style-name="code">string</text:span>] Identifies the particular producer of this lift file.</text:p>
      <text:h text:style-name="Heading_20_4" text:outline-level="4">Content</text:h>
      <text:p text:style-name="AttribDesc"><text:span text:style-name="code"><text:span text:style-name="T8">header</text:span></text:span><text:tab/>[Optional, <text:span text:style-name="code">header</text:span>] Contains the header information for the database</text:p>
      <text:p text:style-name="AttribDesc"><text:span text:style-name="code"><text:span text:style-name="T8">entry</text:span></text:span><text:tab/>[Optional, Multiple, e<text:span text:style-name="code">ntry</text:span>] Each of the entries in the lexicon. No order is implied.</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P10"><text:span text:style-name="code"><text:span text:style-name="T8">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8">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8">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code"><text:span text:style-name="T8">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8">citation</text:span></text:span><text:tab/>[Optional, <text:span text:style-name="code">multitext</text:span>] This is the form that is to be printed in the dictionary.</text:p>
      <text:p text:style-name="AttribDesc"><text:soft-page-break/><text:span text:style-name="code"><text:span text:style-name="T8">pronunciation</text:span></text:span><text:tab/>[Optional, Multiple, <text:span text:style-name="code">phonetic</text:span>] There can be multiple phonetic forms of an entry. Their presence implies free variation.</text:p>
      <text:p text:style-name="AttribDesc"><text:span text:style-name="code"><text:span text:style-name="T8">variant</text:span></text:span><text:tab/>[Optional, Multiple, <text:span text:style-name="code">variant</text:span>] Any constrained variants or free orthographic variants.</text:p>
      <text:p text:style-name="AttribDesc"><text:span text:style-name="code"><text:span text:style-name="T8">sense</text:span></text:span><text:tab/>[Optional, Multiple, s<text:span text:style-name="code">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8">note</text:span></text:span><text:tab/>[Optional, Multiple, <text:span text:style-name="code">note</text:span>] The more notes you keep the better.</text:p>
      <text:p text:style-name="AttribDesc"><text:span text:style-name="code"><text:span text:style-name="T8">relation</text:span></text:span><text:tab/>[Optional, Multiple, <text:span text:style-name="code">relation</text:span>] Gives a lexical relationship between this entry and another <text:span text:style-name="code">Entry</text:span> or <text:span text:style-name="code">Sense</text:span>.</text:p>
      <text:p text:style-name="AttribDesc"><text:span text:style-name="code"><text:span text:style-name="T8">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8">literal-meaning</text:span></text:span><text:span text:style-name="T8"><text:tab/><text:tab/></text:span><text:span text:style-name="T18">[Optional, </text:span><text:span text:style-name="code"><text:span text:style-name="T18">multitext</text:span></text:span>] Describes the literal meaning of an entry in other languages.</text:p>
      <text:h text:style-name="Heading_20_3" text:outline-level="3">sense</text:h>
      <text:p text:style-name="Standard">An <text:span text:style-name="code">Entry</text:span> is made up of a number of senses.</text:p>
      <text:h text:style-name="Heading_20_4" text:outline-level="4">Inheritance</text:h>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8">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8">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code"><text:span text:style-name="T8">grammatical-info</text:span></text:span><text:tab/>[Optional, <text:span text:style-name="code">grammatical-info</text:span>] Grammatical information. A sense may only correspond to a single part of speech. Where multiple parts of speech are considered as a single sense, then subsenses should be used.</text:p>
      <text:p text:style-name="AttribDesc"><text:span text:style-name="code"><text:span text:style-name="T8">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10"><text:span text:style-name="code"><text:span text:style-name="T8">definition</text:span></text:span><text:tab/>[Optional, <text:span text:style-name="code">multitext</text:span>] Gives the definition in multiple languages and writing systems.</text:p>
      <text:p text:style-name="AttribDesc"><text:span text:style-name="code"><text:span text:style-name="T8">relation</text:span></text:span><text:tab/>[Optional, Multiple, <text:span text:style-name="code">relation</text:span>] While a lexical relation isn't strictly owned by a sense it is a good place to hold it.</text:p>
      <text:p text:style-name="AttribDesc"><text:span text:style-name="code"><text:span text:style-name="T8">note</text:span></text:span><text:tab/>[Optional, Multiple, <text:span text:style-name="code">note</text:span>] There are lots of different types of notes.</text:p>
      <text:p text:style-name="AttribDesc"><text:span text:style-name="code"><text:span text:style-name="T8">example</text:span></text:span><text:tab/>[Optional, Multiple, <text:span text:style-name="code">example</text:span>] Examples may be used for different target audiences.</text:p>
      <text:p text:style-name="AttribDesc"><text:span text:style-name="code"><text:span text:style-name="T8">reversal</text:span></text:span><text:tab/>[Optional, Multiple, <text:span text:style-name="code">reversal</text:span>] There may be different reversal indexes.</text:p>
      <text:p text:style-name="AttribDesc"><text:span text:style-name="code"><text:span text:style-name="T8">illustration<text:tab/></text:span></text:span><text:tab/>[Optional, Multiple, <text:s/><text:span text:style-name="code">URLref</text:span>] The picture doesn't have to be static.</text:p>
      <text:p text:style-name="AttribDesc"><text:span text:style-name="code"><text:span text:style-name="T8">subsense</text:span></text:span><text:tab/>[Optional, Multiple, <text:span text:style-name="code">Sense</text:span>] Sense can form a hierarchy.</text:p>
      <text:h text:style-name="Heading_20_3" text:outline-level="3"><text:soft-page-break/>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8">multitext</text:span></text:span><text:tab/>Gives the variation to the main lexical form.</text:p>
      <text:h text:style-name="Heading_20_4" text:outline-level="4">Attributes</text:h>
      <text:p text:style-name="AttribDesc"><text:span text:style-name="code"><text:span text:style-name="T8">ref</text:span></text:span><text:tab/>[Optional, <text:span text:style-name="code">refid</text:span>] Gives the variation as a reference to another entry or sense rather than specifying the <text:span text:style-name="code">form</text:span>.</text:p>
      <text:h text:style-name="Heading_20_4" text:outline-level="4">Content</text:h>
      <text:p text:style-name="AttribDesc"><text:span text:style-name="code"><text:span text:style-name="T8">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8">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8">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type</text:span> is given in terms of the <text:span text:style-name="code">ref</text:span>erenced sense/entry's relation to this entry. For example:</text:p>
      <text:p text:style-name="AttribDesc"><text:tab/><text:tab/><text:span text:style-name="code">&lt;entry id=”apple”&gt;&lt;sense&gt;<text:line-break/><text:tab/><text:tab/>&lt;relation type=”generic” ref=”fruit”/&gt;<text:line-break/><text:tab/>&lt;/sense&gt;&lt;/entry&gt;</text:span></text:p>
      <text:p text:style-name="AttribDesc"><text:span text:style-name="code"><text:span text:style-name="T8">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8">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8">usage</text:span></text:span><text:tab/>[Optional, <text:span text:style-name="code">multitext</text:span>] Gives information on usage in a particular language. </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8">multitext</text:span></text:span><text:tab/>Stores the content of the example in the main language of the dictionary.</text:p>
      <text:h text:style-name="Heading_20_4" text:outline-level="4"><text:soft-page-break/>Attributes</text:h>
      <text:p text:style-name="AttribDesc"><text:span text:style-name="code"><text:span text:style-name="T8">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10"><text:span text:style-name="code"><text:span text:style-name="T8">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p text:style-name="AttribDesc"><text:span text:style-name="Source_20_Text"><text:span text:style-name="T8">note</text:span></text:span><text:tab/>[Optional, Multiple, <text:span text:style-name="Source_20_Text">note</text:span>] Holds notes on this example.</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code"><text:span text:style-name="T8">type</text:span></text:span><text:tab/>[Optional, <text:span text:style-name="code">key</text:span>] Gives the type of the translation. This is also a key into the <text:span text:style-name="code">translation-types</text:span> range set.</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8">multitext</text:span></text:span><text:tab/>Stores the reversal entry with its language.</text:p>
      <text:h text:style-name="Heading_20_4" text:outline-level="4">Attributes</text:h>
      <text:p text:style-name="AttribDesc"><text:span text:style-name="code"><text:span text:style-name="T8">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code"><text:span text:style-name="T8">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p text:style-name="AttribDesc"><text:span text:style-name="Source_20_Text"><text:span text:style-name="T7">grammatical-info</text:span></text:span><text:tab/>[Optional, <text:span text:style-name="Source_20_Text">grammatical-info</text:span>] The mapping between the grammatical information for a sense may not be the same for a particular reversal. This allows a reversal relation to specify what the grammatical information is in the reversal language.</text:p>
      <text:h text:style-name="Heading_20_3" text:outline-level="3">grammatical-info</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h text:style-name="Heading_20_4" text:outline-level="4">Attributes</text:h>
      <text:p text:style-name="AttribDesc"><text:span text:style-name="code"><text:span text:style-name="T8">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code"><text:span text:style-name="T8">trait</text:span></text:span><text:tab/>[Optional, Multiple, <text:span text:style-name="code">trait</text:span>] Allows grammatical information to have attributes.</text:p>
      <text:h text:style-name="Heading_20_3" text:outline-level="3"><text:soft-page-break/>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8">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8">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code"><text:span text:style-name="T8">gloss</text:span></text:span><text:tab/>[Optional, Multiple, <text:span text:style-name="code">form</text:span>] Gives glosses of the word that the etymological relationship is with.</text:p>
      <text:p text:style-name="AttribDesc"><text:span text:style-name="code"><text:span text:style-name="T8">form</text:span></text:span><text:tab/>[Optional, <text:span text:style-name="code">form</text:span>] Holds the form of the etymological reference.</text:p>
      <text:h text:style-name="Heading_20_3" text:outline-level="3">phonetic</text:h>
      <text:p text:style-name="Standard">This represents a single phonetic representation.</text:p>
      <text:h text:style-name="Heading_20_4" text:outline-level="4">Inheritance</text:h>
      <text:p text:style-name="AttribDesc"><text:span text:style-name="code"><text:span text:style-name="T8">multitext</text:span></text:span><text:tab/>Allows for storage of different representation forms of the text.</text:p>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code"><text:span text:style-name="T8">media</text:span></text:span><text:tab/>[Optional, Multiple, <text:span text:style-name="code">URLRef</text:span>] Stores an audio representation of the text.</text:p>
      <text:p text:style-name="AttribDesc"><text:span text:style-name="code"><text:span text:style-name="T8">form</text:span></text:span><text:tab/>[Optional, Multiple, <text:span text:style-name="code">span</text:span>] Stores the phonetic representation using whichever writing system: IPA, Americanist, etc..</text:p>
      <text:h text:style-name="Heading_20_3" text:outline-level="3">note</text:h>
      <text:p text:style-name="Standard">A <text:span text:style-name="code">note</text:span> is used for storing descriptive information of many kinds including comments, bibliographic information and domain specific notes. Notes are used to hold informational content rather than meta-information about an element, for which an <text:span text:style-name="Source_20_Text">annotation</text:span> should be used.</text:p>
      <text:h text:style-name="Heading_20_4" text:outline-level="4">Inheritance</text:h>
      <text:p text:style-name="AttribDesc"><text:span text:style-name="code"><text:span text:style-name="T8">multitext</text:span></text:span><text:tab/>Stores the note content, giving its language.</text:p>
      <text:p text:style-name="AttribDesc"><text:span text:style-name="code"><text:span text:style-name="T8">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8">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2" text:outline-level="2">Header Elements</text:h>
      <text:p text:style-name="Standard">In addition to entries, a LIFT database contains header information designed to make the database somewhat self documenting. Elements designed for extensibility, like fields and trait ranges, are described so that even if an original application that generated the data is lost, the meaning of extensible data can be recovered.</text:p>
      <text:h text:style-name="Heading_20_3" text:outline-level="3"><text:soft-page-break/>header</text:h>
      <text:p text:style-name="Standard">This holds the header information for a LIFT file including <text:span text:style-name="code">range</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8">description<text:tab/></text:span></text:span>[Optional, <text:span text:style-name="code">multitext</text:span>] Contains a multilingual description of the lexicon for information purposes only.</text:p>
      <text:p text:style-name="AttribDesc"><text:span text:style-name="code"><text:span text:style-name="T8">ranges</text:span></text:span><text:tab/>[Optional, <text:span text:style-name="code">ranges</text:span>] <text:s/>Contains all the <text:span text:style-name="code">range</text:span> information.</text:p>
      <text:p text:style-name="AttribDesc"><text:span text:style-name="code"><text:span text:style-name="T8">fields</text:span></text:span><text:tab/>[Optional, <text:span text:style-name="code">field-defns</text:span>] Contains definitions for all the <text:span text:style-name="code">field</text:span> types used in the document.</text:p>
      <text:h text:style-name="Heading_20_3" text:outline-level="3">ranges</text:h>
      <text:p text:style-name="Standard">This is an array of <text:span text:style-name="code">range</text:span>. Details of the class <text:span text:style-name="Source_20_Text">range</text:span> and <text:span text:style-name="Source_20_Text">range-element</text:span> are found in the section on Lift Ranges.</text:p>
      <text:h text:style-name="Heading_20_4" text:outline-level="4">Content</text:h>
      <text:p text:style-name="AttribDesc"><text:span text:style-name="code"><text:span text:style-name="T8">range</text:span></text:span><text:tab/>[Optional, Multiple, <text:span text:style-name="code">range</text:span>] Gives information about where to find the definition of an associated <text:span text:style-name="code">range</text:spa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code"><text:span text:style-name="T8">field</text:span></text:span><text:tab/>[Optional, Multiple, <text:span text:style-name="code">field-defn</text:span>] The field definitions for all the field types used in this document.</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code"><text:span text:style-name="T8">extensible</text:span></text:span><text:tab/>Allows adding traits and annotations to a field definition.</text:p>
      <text:p text:style-name="AttribDesc"><text:span text:style-name="code"><text:span text:style-name="T8">multitext</text:span></text:span><text:tab/>Contains a multilingual description of this particular field.</text:p>
      <text:h text:style-name="Heading_20_4" text:outline-level="4">Attributes</text:h>
      <text:p text:style-name="AttribDesc"><text:span text:style-name="code"><text:span text:style-name="T8">tag</text:span></text:span><text:tab/>[Required, <text:span text:style-name="code">key</text:span>] This key corresponds to the <text:span text:style-name="code">tag</text:span> attribute found in all <text:span text:style-name="code">field</text:span>s for which this is the definition.</text:p>
      <text:h text:style-name="Heading_20_2" text:outline-level="2">Base Elements</text:h>
      <text:p text:style-name="Standard">The core base types are described here and may be found on the base types overview UML diagram.</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text:soft-page-break/>Content</text:h>
      <text:p text:style-name="AttribDesc"><text:span text:style-name="code"><text:span text:style-name="T8">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8">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8">field</text:span></text:span><text:tab/>[Optional, Multiple, <text:span text:style-name="code">field</text:span>] Holds extra textual information.</text:p>
      <text:p text:style-name="AttribDesc"><text:span text:style-name="code"><text:span text:style-name="T8">trait</text:span></text:span><text:tab/>[Optional, Multiple, <text:span text:style-name="code">flag</text:span>] Adds type, filter, trait information.</text:p>
      <text:p text:style-name="AttribDesc"><text:span text:style-name="code"><text:span text:style-name="T8">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trait</text:span> would give. It is purely commentary. It differs from a <text:span text:style-name="Source_20_Text">note</text:span> in that it is designed to hold meta-information about its parent rather than content of the parent.</text:p>
      <text:h text:style-name="Heading_20_4" text:outline-level="4">Inheritance</text:h>
      <text:p text:style-name="AttribDesc"><text:span text:style-name="code"><text:span text:style-name="T8">multitext</text:span></text:span><text:tab/>Gives a comment on the annotation.</text:p>
      <text:h text:style-name="Heading_20_4" text:outline-level="4">Attributes</text:h>
      <text:p text:style-name="AttribDesc"><text:span text:style-name="code"><text:span text:style-name="T8">name<text:tab/></text:span></text:span>[Required, <text:span text:style-name="code">key</text:span>] Gives the range set from which this status value is taken,</text:p>
      <text:p text:style-name="AttribDesc"><text:span text:style-name="code"><text:span text:style-name="T8">value</text:span></text:span><text:tab/>[Required, <text:span text:style-name="code">key</text:span>] Contains the value of the the <text:span text:style-name="code">type</text:span> either now or in the past.</text:p>
      <text:p text:style-name="AttribDesc"><text:span text:style-name="code"><text:span text:style-name="T8">who</text:span></text:span><text:tab/>[Optional, <text:span text:style-name="code">key</text:span>] Specifies are particular element from the <text:span text:style-name="code">users</text:span> range.</text:p>
      <text:p text:style-name="AttribDesc"><text:span text:style-name="code"><text:span text:style-name="T8">when<text:tab/></text:span></text:span>[Optional, <text:span text:style-name="code">datetime</text:span>] Specifies the date/time that the trait was set.</text:p>
      <text:h text:style-name="Heading_20_3" text:outline-level="3">trait</text:h>
      <text:p text:style-name="Standard">A trait is an important mechanism for giving type information to an object or adding binary constraints. There are many ways of interpreting a <text:span text:style-name="code">trait</text:span>.</text:p>
      <text:p text:style-name="P9">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are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code"><text:span text:style-name="T8">name</text:span></text:span><text:tab/>[Required, <text:span text:style-name="code">key</text:span>]. This is the identifier of a particular <text:span text:style-name="code">range</text:span>.</text:p>
      <text:p text:style-name="AttribDesc"><text:span text:style-name="code"><text:span text:style-name="T8">value</text:span></text:span><text:tab/>[Required, <text:span text:style-name="code">key</text:span>]. This is the identifier of a parti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8">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text:soft-page-break/>Content</text:h>
      <text:p text:style-name="AttribDesc"><text:span text:style-name="code"><text:span text:style-name="T8">annotation<text:tab/></text:span></text:span>[Optional, Multiple, <text:span text:style-name="code">annotation</text:span>] Contains meta information about the trait. For example it may give a status or an edit history for the trait.</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code"><text:span text:style-name="T8">multitext</text:span></text:span><text:tab/>Stores the language and multiscript form of the information.</text:p>
      <text:h text:style-name="Heading_20_4" text:outline-level="4">Attributes</text:h>
      <text:p text:style-name="AttribDesc"><text:span text:style-name="code"><text:span text:style-name="T8">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8">dateCreated</text:span></text:span><text:tab/>[Optional, <text:span text:style-name="code">datetime</text:span>] Gives the creation date of the field.</text:p>
      <text:p text:style-name="AttribDesc"><text:span text:style-name="code"><text:span text:style-name="T8">dateModified</text:span></text:span><text:tab/>[Optional, <text:span text:style-name="code">datetime</text:span>] Gives the modification time of the field.</text:p>
      <text:h text:style-name="Heading_20_4" text:outline-level="4">Content</text:h>
      <text:p text:style-name="AttribDesc"><text:span text:style-name="code"><text:span text:style-name="T8">trait</text:span></text:span><text:tab/>[Optional, Multiple, <text:span text:style-name="code">flag</text:span>] Gives additional information about the field.</text:p>
      <text:p text:style-name="AttribDesc"><text:span text:style-name="code"><text:span text:style-name="T8">form</text:span></text:span><text:tab/>[Optional, Multiple, <text:span text:style-name="code">span</text:span>] The multilingual representation of the field content for a particular writing system.</text:p>
      <text:p text:style-name="AttribDesc"><text:span text:style-name="code"><text:span text:style-name="T8">annotation</text:span></text:span><text:tab/>[Optional, Multiple, <text:span text:style-name="code">annotation</text:span>] Adds metainformation describing the element.</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8">href</text:span></text:span> <text:tab/>[Required, <text:span text:style-name="code">URL</text:span>] is the URL of the resource</text:p>
      <text:h text:style-name="Heading_20_4" text:outline-level="4">Content</text:h>
      <text:p text:style-name="AttribDesc"><text:span text:style-name="code"><text:span text:style-name="T8">label</text:span></text:span><text:tab/>[Optional, <text:span text:style-name="code">multitext</text:span>] Gives a multilingual representation of the caption for the media item.</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code"><text:span text:style-name="T8">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code"><text:span text:style-name="T8">form</text:span></text:span><text:tab/>[Optional, Multiple, <text:span text:style-name="code">form</text:span>] Each representation of the information is held in a <text:span text:style-name="code">form</text:span> element.</text:p>
      <text:p text:style-name="AttribDesc"><text:span text:style-name="code"><text:span text:style-name="T8">trait</text:span></text:span><text:tab/>[Optional, Multiple, <text:span text:style-name="code">trait</text:span>] These attributes may be referenced by the <text:span text:style-name="code">form</text:span> elements in their <text:span text:style-name="code">traits</text:span> attribute.</text:p>
      <text:h text:style-name="Heading_20_3" text:outline-level="3"><text:soft-page-break/>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code"><text:span text:style-name="T8">lang</text:span></text:span><text:tab/>[Required, <text:span text:style-name="code">lang</text:span>] gives the language tag for the text.</text:p>
      <text:h text:style-name="Heading_20_4" text:outline-level="4">Content</text:h>
      <text:p text:style-name="AttribDesc"><text:span text:style-name="code"><text:span text:style-name="T8">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8">annotation</text:span></text:span><text:tab/>[Optional, Multiple, <text:span text:style-name="code">annotation</text:span>] contains various metadata for this textual element including status informatio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h text:style-name="Heading_20_4" text:outline-level="4">Attributes</text:h>
      <text:p text:style-name="AttribDesc"><text:span text:style-name="code"><text:span text:style-name="T8">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8">href</text:span></text:span><text:tab/>[Optional, <text:span text:style-name="code">URL</text:span>] The text included in the span is to made into a hotlink to the given URL, if the application can do that.</text:p>
      <text:p text:style-name="AttribDesc"><text:span text:style-name="code"><text:span text:style-name="T8">class</text:span></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code"><text:span text:style-name="T8">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2" text:outline-level="2"><text:soft-page-break/>Datatypes</text:h>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
       <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text:soft-page-break/>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5646 or any superseding document.<text:note text:id="ftn3" text:note-class="footnote"><text:note-citation>1</text:note-citation><text:note-body>
      <text:p text:style-name="Footnote">RFC 5646 supersedes 4646 which supersedes RFC 3066 which in its turn supersedes RFC 1511.</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5646,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 In the context where multiple people may be independently adding entries to a lexicon, and then merging, this constraint in effect requires that a <text:span text:style-name="Source_20_Text">refid</text:span> be globally unique. Therefore <text:span text:style-name="Source_20_Text">refid</text:span> now has an added constraint that it represent a 128 bit globally unique identifier (GUID). The representation of this guid shall be base64 according to the base64url variant with an alphabet of: [A-Z][a-z][0-9]-_ and no = padding is used (not that it is required for a 128 bit number).</text:p>
      <text:h text:style-name="Heading_20_3" text:outline-level="3">URL</text:h>
      <text:p text:style-name="Standard">A URL datatype is a string containing a URI-reference (Universal Resource Indicator) as specified in RFC 3986. Note that this includes relative references that are relative to the containing lift document.</text:p>
      <text:h text:style-name="Heading_20_3" text:outline-level="3"/>
      <text:h text:style-name="Heading_20_3" text:outline-level="3"/>
      <text:h text:style-name="Heading_20_1" text:outline-level="1">UML Diagrams</text:h>
      <text:p text:style-name="Standard">The following diagrams show the inter-relationships between the elements in the standard. Associations between classes show which elements are part of an element of a given class or type. If an association is named, then the element is given that name, otherwise it takes the name of the class to which it associates.</text:p>
      <text:h text:style-name="P17" text:outline-level="2">Base Elements</text:h>
      <text:p text:style-name="P8"><draw:frame draw:style-name="fr1" draw:name="graphics1" text:anchor-type="paragraph" svg:width="7.1047in" svg:height="5.1693in" draw:z-index="3"><draw:image xlink:href="../BaseTypes.eps" xlink:type="simple" xlink:show="embed" xlink:actuate="onLoad"/>
    </draw:frame></text:p>
      <text:h text:style-name="P18" text:outline-level="2"><text:soft-page-break/>Entry Elements</text:h>
      <text:p text:style-name="P7"><draw:frame draw:style-name="fr2" draw:name="graphics3" text:anchor-type="paragraph" svg:x="-0.3402in" svg:y="0.0555in" svg:width="7.0953in" svg:height="4.7984in" draw:z-index="2"><draw:image xlink:href="../Entry.eps" xlink:type="simple" xlink:show="embed" xlink:actuate="onLoad"/>
    </draw:frame></text:p>
      <text:h text:style-name="Heading_20_2" text:outline-level="2">Header Elements</text:h>
      <text:p text:style-name="Standard"><draw:frame draw:style-name="fr3" draw:name="graphics2" text:anchor-type="paragraph" svg:width="5.8701in" svg:height="3.5772in" draw:z-index="1"><draw:image xlink:href="../Headers.eps" xlink:type="simple" xlink:show="embed" xlink:actuate="onLoad"/>
    </draw:frame></text:p>
      <text:h text:style-name="Heading_20_1" text:outline-level="1">Lift Ranges</text:h>
      <text:h text:style-name="Heading_20_2" text:outline-level="2">Elements</text:h>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Inheritance</text:h>
      <text:p text:style-name="Standard"><text:tab/><text:span text:style-name="code"><text:span text:style-name="T8"> extensible<text:tab/></text:span></text:span>Allows for traits and annotational discussions on a range element.</text:p>
      <text:h text:style-name="Heading_20_4" text:outline-level="4">Attributes</text:h>
      <text:p text:style-name="AttribDesc"><text:span text:style-name="code"><text:span text:style-name="T8">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8">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8">guid</text:span></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code"><text:span text:style-name="T8">description</text:span></text:span><text:tab/>[Optional, Multiple, <text:span text:style-name="code">multitext</text:span>] Holds the description of the element.</text:p>
      <text:p text:style-name="AttribDesc"><text:span text:style-name="code"><text:span text:style-name="T8">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8">abbrev</text:span></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Inheritance</text:h>
      <text:p text:style-name="AttribDesc"><text:span text:style-name="code"><text:span text:style-name="T8">extensible</text:span></text:span><text:tab/>Allows a range of elements to have traits and annotations.</text:p>
      <text:h text:style-name="Heading_20_4" text:outline-level="4">Attributes</text:h>
      <text:p text:style-name="AttribDesc"><text:span text:style-name="code"><text:span text:style-name="T8">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8">guid</text:span></text:span><text:tab/>[Optional, <text:span text:style-name="code">string</text:span>] Allows a particular <text:span text:style-name="code">range</text:span> to be uniquely identified, particularly when referenced from a lexicon.</text:p>
      <text:p text:style-name="AttribDesc"><text:span text:style-name="Source_20_Text"><text:span text:style-name="T7">href</text:span></text:span><text:tab/>[Optional, <text:span text:style-name="Source_20_Text">URL</text:span>] This attribute may not be used within an external range definition file. In a standard LIFT file, the <text:span text:style-name="Source_20_Text">href</text:span> attribute may be used to reference an external <text:span text:style-name="Source_20_Text">lift-ranges</text:span> file that contains a definition for this range. Any children to this <text:span text:style-name="Source_20_Text">range</text:span> element in the LIFT file override the values (by addition or replacement) in the external range definition.</text:p>
      <text:h text:style-name="Heading_20_4" text:outline-level="4">Content</text:h>
      <text:p text:style-name="AttribDesc"><text:span text:style-name="code"><text:span text:style-name="T8">description</text:span></text:span><text:tab/>[Optional, <text:span text:style-name="code">multitext</text:span>] Used to give a multilingual description of the <text:span text:style-name="code">range</text:span>.</text:p>
      <text:p text:style-name="AttribDesc"><text:span text:style-name="code"><text:span text:style-name="T8">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8">label</text:span></text:span><text:tab/>[Optional, Multiple, <text:span text:style-name="code">multitext</text:span>] Gives a multilingual label to this <text:span text:style-name="code">range-set</text:span> for GUI purposes.</text:p>
      <text:p text:style-name="AttribDesc"><text:soft-page-break/><text:span text:style-name="code"><text:span text:style-name="T8">abbrev</text:span></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code"><text:span text:style-name="T8">range</text:span></text:span><text:tab/>[Required, Multiple, <text:span text:style-name="code">range</text:span>] A <text:span text:style-name="code">range</text:span> definition.</text:p>
      <text:h text:style-name="Heading_20_2" text:outline-level="2">UML Diagram</text:h>
      <text:p text:style-name="Standard"><draw:frame draw:style-name="fr1" draw:name="graphics4" text:anchor-type="paragraph" svg:width="4.6457in" svg:height="3.5209in" draw:z-index="0"><draw:image xlink:href="../RangeSets%20class.png" xlink:type="simple" xlink:show="embed" xlink:actuate="onLoad"/>
    </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 In addition, the values specified here correspond to the values used in the Fieldworks application. For specifics of some of the larger sets, the reader is referred to that application. A summary example is listed here in those situations.</text:p>
      <text:h text:style-name="Heading_20_2" text:outline-level="2">anthro-code</text:h>
      <text:p text:style-name="Standard">This creates a hierarchy of range-elements based on the numeric anthopological codes. For example <text:span text:style-name="code"><text:span text:style-name="T8">630</text:span></text:span> Territorial Organization.</text:p>
      <text:h text:style-name="Heading_20_2" text:outline-level="2">dialect</text:h>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 Notice that elements in a dialect range are not expected to be full languages or writing systems, but refer to linguistic subgroups of some kind.</text:p>
      <text:h text:style-name="Heading_20_2" text:outline-level="2">etymology</text:h>
      <text:p text:style-name="Standard">This range set lists all the etymological relations needed.</text:p>
      <text:h text:style-name="Heading_20_3" text:outline-level="3">Elements</text:h>
      <text:p text:style-name="AttribDesc"><text:span text:style-name="code"><text:span text:style-name="T8">borrowed</text:span></text:span><text:tab/>The word is borrowed from another language</text:p>
      <text:p text:style-name="AttribDesc"><text:span text:style-name="code"><text:span text:style-name="T8">proto</text:span></text:span><text:tab/>The proto form of the word in another language</text:p>
      <text:h text:style-name="Heading_20_2" text:outline-level="2">grammatical-info</text:h>
      <text:p text:style-name="Standard">This range-set contains a standard set of grammatical information identifiers. The following are the core set used in Fieldworks.</text:p>
      <text:h text:style-name="Heading_20_3" text:outline-level="3">Elements</text:h>
      <text:p text:style-name="AttribDesc"><text:span text:style-name="code"><text:span text:style-name="T8">Adverb</text:span></text:span><text:tab/>An adverb, narrowly defined, is a part of speech whose members modify verbs for such categories as time, manner, place, or direction. An adverb, broadly defined, is a part of speech whose members modify any constituent class of words other than nouns, such as verbs, adjectives, adverbs, phrases, clauses, or sentences. Under this definition, the possible type of modification depends on the class of the constituent being modified.</text:p>
      <text:p text:style-name="AttribDesc"><text:span text:style-name="code"><text:span text:style-name="T8">Noun</text:span></text:span><text:tab/>A noun is a broad classification of parts of speech which include substantives and nominals.</text:p>
      <text:p text:style-name="AttribDesc"><text:soft-page-break/><text:span text:style-name="code"><text:span text:style-name="T8">Pro-form</text:span></text:span><text:tab/>A pro-form is a part of speech whose members usually substitute for other constituents, including phrases, clauses, or sentences, and whose meaning is recoverable from the linguistic or extralinguistic context.</text:p>
      <text:p text:style-name="AttribDesc"><text:span text:style-name="code"><text:span text:style-name="T8">Pronoun</text:span></text:span><text:tab/>A pronoun is a pro-form which functions like a noun and substitutes for a noun or noun phrase.</text:p>
      <text:p text:style-name="AttribDesc"><text:span text:style-name="code"><text:span text:style-name="T8">Verb</text:span></text:span><text:tab/>A verb is a part of speech whose members typically signal events and actions; constitute, singly or in a phrase, a minimal predicate in a clause; govern the number and types of other constituents which may occur in the clause; and, in inflectional languages, may be inflected for tense, aspect, voice, modality, or agreement with other constituents in person, number, or grammatical gender.</text:p>
      <text:h text:style-name="Heading_20_2" text:outline-level="2">lexical-relation</text:h>
      <text:p text:style-name="Standard">This set lists various lexical relations. Users may add others that they need.</text:p>
      <text:h text:style-name="Heading_20_3" text:outline-level="3">Elements</text:h>
      <text:p text:style-name="AttribDesc"><text:span text:style-name="code"><text:span text:style-name="T8">ref</text:span></text:span><text:tab/>General cross reference.</text:p>
      <text:p text:style-name="AttribDesc"><text:span text:style-name="code"><text:span text:style-name="T8">main</text:span></text:span><text:tab/>Reference to a main entry from a minor entry.</text:p>
      <text:p text:style-name="AttribDesc"><text:span text:style-name="code"><text:span text:style-name="T8">isa</text:span></text:span><text:tab/>The gen-spec relation where the special relates to the general.</text:p>
      <text:p text:style-name="AttribDesc"><text:span text:style-name="code"><text:span text:style-name="T8">kindof</text:span></text:span> <text:tab/>The kind-of relation in which the <text:span text:style-name="code">Sense</text:span> is a kind of another sense.</text:p>
      <text:p text:style-name="AttribDesc"><text:span text:style-name="code"><text:span text:style-name="T8">actor</text:span></text:span><text:tab/>The actor of this verb</text:p>
      <text:p text:style-name="AttribDesc"><text:span text:style-name="code"><text:span text:style-name="T8">undergoer</text:span></text:span><text:tab/>The undergoer of this verb</text:p>
      <text:p text:style-name="AttribDesc"><text:span text:style-name="code"><text:span text:style-name="T8">component</text:span></text:span><text:tab/>This word is grammatically built from these components.</text:p>
      <text:p text:style-name="AttribDesc"><text:span text:style-name="code"><text:span text:style-name="T8">Parts</text:span></text:span><text:tab/>Identify parts in a parts/whole relation.</text:p>
      <text:p text:style-name="AttribDesc"><text:span text:style-name="code"><text:span text:style-name="T8">Specifics</text:span></text:span><text:tab/>Reference the specific elements from the general in a gen-spec relation.</text:p>
      <text:p text:style-name="AttribDesc"><text:span text:style-name="code"><text:span text:style-name="T8">Synonyms</text:span></text:span><text:tab/>Marks the relation to other synonyms.</text:p>
      <text:p text:style-name="AttribDesc"><text:span text:style-name="code"><text:span text:style-name="T8">Antonym</text:span></text:span><text:tab/>Relates to an antonym</text:p>
      <text:p text:style-name="AttribDesc"><text:span text:style-name="code"><text:span text:style-name="T8">Calendar</text:span></text:span><text:tab/>Used to mark calendar type elements: days, weeks, etc.</text:p>
      <text:p text:style-name="AttribDesc"><text:span text:style-name="code"><text:span text:style-name="T8">Compare</text:span></text:span><text:tab/>For general compare and contrast relations.</text:p>
      <text:p text:style-name="AttribDesc"><text:span text:style-name="code"><text:span text:style-name="T8">Classifier</text:span></text:span><text:tab/>Use this to reference words this word classifies.</text:p>
      <text:p text:style-name="AttribDesc"><text:span text:style-name="code"><text:span text:style-name="T8">subentry</text:span></text:span><text:tab/>Reference from a main entry to a sub entry.</text:p>
      <text:p text:style-name="AttribDesc"><text:span text:style-name="code"><text:span text:style-name="T8">minorentry</text:span></text:span><text:tab/>Reference to a minor entry from a main entry.</text:p>
      <text:h text:style-name="Heading_20_2" text:outline-level="2">note-type</text:h>
      <text:p text:style-name="Standard">This lists all the different note types that are in the various standards</text:p>
      <text:h text:style-name="Heading_20_3" text:outline-level="3">Elements</text:h>
      <text:p text:style-name="AttribDesc"><text:span text:style-name="code"><text:span text:style-name="T8">anthropology</text:span></text:span><text:tab/>Gives anthropological information.</text:p>
      <text:p text:style-name="AttribDesc"><text:span text:style-name="code"><text:span text:style-name="T8">biblography</text:span></text:span><text:tab/>Biblographic information.</text:p>
      <text:p text:style-name="AttribDesc"><text:span text:style-name="code"><text:span text:style-name="T8">comment</text:span></text:span><text:tab/>This note is an arbitrary comment not for publication</text:p>
      <text:p text:style-name="AttribDesc"><text:span text:style-name="code"><text:span text:style-name="T8">discourse</text:span></text:span><text:tab/>Gives discourse information about a sense.</text:p>
      <text:p text:style-name="AttribDesc"><text:span text:style-name="code"><text:span text:style-name="T8">encyclopedic</text:span></text:span><text:tab/><text:tab/>This note gives encyclopedic information.</text:p>
      <text:p text:style-name="AttribDesc"><text:span text:style-name="code"><text:span text:style-name="T8">general</text:span></text:span><text:tab/>General notes that do not fall in another clear category</text:p>
      <text:p text:style-name="AttribDesc"><text:soft-page-break/><text:span text:style-name="code"><text:span text:style-name="T8">grammar</text:span></text:span><text:tab/>Gives grammatical information about a word.</text:p>
      <text:p text:style-name="AttribDesc"><text:span text:style-name="code"><text:span text:style-name="T8">phonology</text:span></text:span><text:tab/>Gives phonological information about a word.</text:p>
      <text:p text:style-name="AttribDesc"><text:span text:style-name="code"><text:span text:style-name="T8">questions</text:span></text:span><text:tab/>Contains questions yet to be answered</text:p>
      <text:p text:style-name="AttribDesc"><text:span text:style-name="code"><text:span text:style-name="T8">restrictions</text:span></text:span><text:tab/>Gives information on the restriction of usage of a word.</text:p>
      <text:p text:style-name="AttribDesc"><text:span text:style-name="code"><text:span text:style-name="T8">scientific-name</text:span></text:span><text:tab/>Gives the scientific name of a sense</text:p>
      <text:p text:style-name="AttribDesc"><text:span text:style-name="code"><text:span text:style-name="T8">sociolinguistics</text:span></text:span><text:tab/>Gives sociolinguistic information about a sense.</text:p>
      <text:p text:style-name="AttribDesc"><text:span text:style-name="code"><text:span text:style-name="T8">source</text:span></text:span><text:tab/>Contains information on sources</text:p>
      <text:p text:style-name="AttribDesc"><text:span text:style-name="code"><text:span text:style-name="T8">usage</text:span></text:span><text:tab/>Gives information on usage</text:p>
      <text:p text:style-name="AttribDesc"><text:span text:style-name="code"><text:span text:style-name="T8">literal-meaning</text:span></text:span><text:tab/>Gives the literal meaning of the word.</text:p>
      <text:p text:style-name="AttribDesc"><text:span text:style-name="code"><text:span text:style-name="T8">semantics</text:span></text:span><text:tab/>Gives semantic information on the word.</text:p>
      <text:p text:style-name="AttribDesc"><text:span text:style-name="code"><text:span text:style-name="T8">summary-definition</text:span></text:span><text:tab/>Gives a summary definition for a word.</text:p>
      <text:h text:style-name="Heading_20_2" text:outline-level="2">owner</text:h>
      <text:p text:style-name="Standard">This range set <text:s/>consists of each of the element types in lift along with fields which take the form field:type where type is the type attribute of the field.</text:p>
      <text:h text:style-name="Heading_20_2" text:outline-level="2">paradigm</text:h>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8">1d</text:span></text:span><text:tab/>1<text:span text:style-name="T9">st</text:span> dual</text:p>
      <text:p text:style-name="AttribDesc"><text:span text:style-name="code"><text:span text:style-name="T8">1e</text:span></text:span><text:tab/>1<text:span text:style-name="T9">st</text:span> exclusive</text:p>
      <text:p text:style-name="AttribDesc"><text:span text:style-name="code"><text:span text:style-name="T8">1i</text:span></text:span><text:tab/>1<text:span text:style-name="T9">st</text:span> inclusive</text:p>
      <text:p text:style-name="AttribDesc"><text:span text:style-name="code"><text:span text:style-name="T8">1p</text:span></text:span><text:tab/>1<text:span text:style-name="T9">st</text:span> person plural</text:p>
      <text:p text:style-name="AttribDesc"><text:span text:style-name="code"><text:span text:style-name="T8">1s</text:span></text:span><text:tab/>1<text:span text:style-name="T9">st</text:span> person singular</text:p>
      <text:p text:style-name="AttribDesc"><text:span text:style-name="code"><text:span text:style-name="T8">2d</text:span></text:span><text:tab/>2<text:span text:style-name="T9">nd</text:span> dual</text:p>
      <text:p text:style-name="AttribDesc"><text:span text:style-name="code"><text:span text:style-name="T8">2p</text:span></text:span><text:tab/>2<text:span text:style-name="T9">nd</text:span> plural</text:p>
      <text:p text:style-name="AttribDesc"><text:span text:style-name="code"><text:span text:style-name="T8">2s</text:span></text:span><text:tab/>2<text:span text:style-name="T9">nd</text:span> singular</text:p>
      <text:p text:style-name="AttribDesc"><text:span text:style-name="code"><text:span text:style-name="T8">3d</text:span></text:span><text:tab/>3<text:span text:style-name="T9">rd</text:span> dual</text:p>
      <text:p text:style-name="AttribDesc"><text:span text:style-name="code"><text:span text:style-name="T8">3p</text:span></text:span><text:tab/>3<text:span text:style-name="T9">rd</text:span> plural</text:p>
      <text:p text:style-name="AttribDesc"><text:span text:style-name="code"><text:span text:style-name="T8">3s</text:span></text:span><text:tab/>3<text:span text:style-name="T9">rd</text:span> singular</text:p>
      <text:p text:style-name="AttribDesc"><text:span text:style-name="code"><text:span text:style-name="T8">non-dual</text:span></text:span><text:tab/>non-human or inanimate dual</text:p>
      <text:p text:style-name="AttribDesc"><text:span text:style-name="code"><text:span text:style-name="T8">non-plural</text:span></text:span><text:tab/>non-human or inanimate plural</text:p>
      <text:p text:style-name="AttribDesc"><text:span text:style-name="code"><text:span text:style-name="T8">non-sing</text:span></text:span><text:tab/>non-human or inanimate singulare</text:p>
      <text:p text:style-name="AttribDesc"><text:span text:style-name="code"><text:span text:style-name="T8">plural</text:span></text:span><text:tab/>plural form</text:p>
      <text:p text:style-name="AttribDesc"><text:span text:style-name="code"><text:span text:style-name="T8">redup</text:span></text:span><text:tab/>reduplication form</text:p>
      <text:p text:style-name="AttribDesc"><text:span text:style-name="code"><text:span text:style-name="T8">sing</text:span></text:span><text:tab/>singular</text:p>
      <text:h text:style-name="Heading_20_2" text:outline-level="2"><text:soft-page-break/>reversal-type</text:h>
      <text:p text:style-name="Standard">While LIFT reserves the name of this range set, it is empty and should be added to either at the area/entity level or also for a particular project.</text:p>
      <text:h text:style-name="Heading_20_2" text:outline-level="2">semantic-domain</text:h>
      <text:p text:style-name="Standard">This is the primary semantic domain range set. Other range sets may be used for specific semantic domain classifications. There are various sets of semantic domains.</text:p>
      <text:h text:style-name="Heading_20_3" text:outline-level="3">semantic-domain-ddp4</text:h>
      <text:p text:style-name="Standard">This semantic domain set corresponds to the numeric codes for the Dictionary Discovery Process version 4. For example <text:span text:style-name="code"><text:span text:style-name="T8">1.1.2.1</text:span></text:span> for words that are about causing air to move.</text:p>
      <text:h text:style-name="Heading_20_2" text:outline-level="2">status</text:h>
      <text:p text:style-name="Standard">Gives the status of a particular element, for example whether a certain check has been applied.</text:p>
      <text:h text:style-name="Heading_20_2" text:outline-level="2">users</text:h>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h text:style-name="Heading_20_2" text:outline-level="2">Simple Records</text:h>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4" text:note-class="footnote"><text:note-citation>1</text:note-citation><text:note-body>
          <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10">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2">&lt;!--</text:span><text:span text:style-name="T13">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2">&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5" text:note-class="footnote"><text:note-citation>1</text:note-citation><text:note-body>
          <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10">abat</text:span> <text:span text:style-name="T5">n.</text:span> grove; <text:span text:style-name="T5">dusun.</text:span> <text:span text:style-name="T11">Kbwai abatke ti ksweruk nurare.</text:span> I went to the coconut groves to clear the grass. <text:span text:style-name="T5">Saya pergi menyiangi dusun kelapa.</text:span> <text:span text:style-name="T11">Kbwa ti ktwan nurke o abatke.</text:span> I'm going to plant coconut trees in the grove. <text:span text:style-name="T5">Saya pergi tanam kelapa di dusun.</text:span> This is <text:span text:style-name="T14">not</text:span><text:span text:style-name="T15"> limited to coconut groves but is used for mangoes, etc. </text:span><text:span text:style-name="T6">Sg:</text:span><text:span text:style-name="T11">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h text:style-name="Heading_20_2" text:outline-level="2">Subentries</text:h>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xml:id="list1558715228" text:style-name="L5">
        <text:list-item>
          <text:p text:style-name="P15">Store the subentry in the entry as a sub-element. LIFT does not do this. All entries are full <text:span text:style-name="code">entry</text:span> elements.</text:p>
        </text:list-item>
        <text:list-item>
          <text:p text:style-name="P15">Store a marker in the subentry referring back to the main entry under which this subentry occurs. This can be done using a <text:span text:style-name="code">subhead</text:span> relation.</text:p>
        </text:list-item>
        <text:list-item>
          <text:p text:style-name="P15">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6" text:note-class="footnote"><text:note-citation>1</text:note-citation><text:note-body>
          <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10">brush</text:span> <text:span text:style-name="T5">n.</text:span> bristly instrument used for cleaning, arranging, or applying a liquid to something</text:p>
              <text:p text:style-name="P3"><text:span text:style-name="T10">hairbrush</text:span> <text:span text:style-name="T5">n.</text:span> kind of brush typically with stiff one inch long bristles loosely spaced arranged perpendicularly to the handle for rearranging hair.</text:p>
              <text:p text:style-name="P3"><text:span text:style-name="T10">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h text:style-name="P19" text:outline-level="2"><text:soft-page-break/>Reverse Index</text:h>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7" text:note-class="footnote"><text:note-citation>1</text:note-citation><text:note-body>
          <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10">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h text:style-name="Heading_20_2" text:outline-level="2">Lexical Relations</text:h>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8" text:note-class="footnote"><text:note-citation>2</text:note-citation><text:note-body>
          <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10">hete</text:span> <text:span text:style-name="T5">vt.</text:span> cut into sections for use. <text:span text:style-name="T5">Gen</text:span>: <text:span text:style-name="T11">lata</text:span> ‘cut’. <text:span text:style-name="T5">Prdm</text:span>: <text:span text:style-name="T11">-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9" text:note-class="footnote"><text:note-citation>1</text:note-citation><text:note-body>
          <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10">ahul</text:span> <text:span text:style-name="T5">n.</text:span> lime slaked from burning seashells and used as an ingredient in chewing betelnut. <text:span text:style-name="T5">SynD</text:span>: <text:span text:style-name="T11">ahul</text:span> ‘Lisela, Rana dialects’. <text:span text:style-name="T5">Etym</text:span>: <text:span text:style-name="T11">*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2"/>&lt;/sense&gt;</text:p>
              <text:p text:style-name="Preformatted_20_Text"><text:s text:c="2"/>&lt;etymology type="proto"&gt;</text:p>
              <text:p text:style-name="Preformatted_20_Text"><text:s text:c="4"/>&lt;form lang="x-proto-ind"&gt;&lt;text&gt;apuR&lt;/text&gt;&lt;/form&gt;</text:p>
              <text:p text:style-name="Preformatted_20_Text"><text:s text:c="4"/>&lt;gloss&gt;&lt;form lang="eng"&gt;&lt;text&gt;lime, chalk&lt;/text&gt;&lt;/form&gt;&lt;/gloss&gt;</text:p>
              <text:p text:style-name="Preformatted_20_Text"><text:s text:c="2"/>&lt;/etymology&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h text:style-name="Heading_20_2" text:outline-level="2">Hierarchies</text:h>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0" text:note-class="footnote"><text:note-citation>1</text:note-citation><text:note-body>
          <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h text:style-name="Heading_20_2" text:outline-level="2">Multiple Scripts</text:h>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6">jɔ̃dẽ̀</text:span></text:p>
              <text:p text:style-name="Preformatted_20_Text">\lxt ยองเด่ง</text:p>
              <text:p text:style-name="Preformatted_20_Text">\dia Ratburi</text:p>
              <text:p text:style-name="Preformatted_20_Text">\a <text:span text:style-name="T16">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6">jɔ̃dẽ̀</text:span>"&gt;</text:p>
              <text:p text:style-name="Preformatted_20_Text"><text:s text:c="2"/>&lt;lexical-unit&gt;</text:p>
              <text:p text:style-name="Preformatted_20_Text"><text:s text:c="4"/>&lt;form lang="und-fonipa"&gt;&lt;text&gt;<text:span text:style-name="T16">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6">jə̀ŋɗɐ̃̀ʲ</text:span>&lt;/text&gt;&lt;/form&gt;</text:p>
              <text:p text:style-name="Preformatted_20_Text"><text:s text:c="2"/>&lt;/variant&gt;</text:p>
              <text:p text:style-name="Preformatted_20_Text"><text:s text:c="2"/>&lt;sense id="<text:span text:style-name="T16">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h text:style-name="Heading_20_2" text:outline-level="2">Lift Conformance</text:h>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h text:style-name="Heading_20_2" text:outline-level="2">Single Pass Generation</text:h>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h text:style-name="Heading_20_2" text:outline-level="2"><text:soft-page-break/>Multiple Passes</text:h>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xml:id="list263138949" text:style-name="L6">
        <text:list-item>
          <text:p text:style-name="P16">Creation of subentry reference lists</text:p>
        </text:list-item>
        <text:list-item>
          <text:p text:style-name="P16">Split morphological segments into separate lexical relational elements</text:p>
        </text:list-item>
      </text:list>
      <text:h text:style-name="Heading_20_2" text:outline-level="2">Roundtrip Requirements</text:h>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h text:style-name="Heading_20_2" text:outline-level="2">Merging XML</text:h>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h text:style-name="Heading_20_2" text:outline-level="2">Initial Development</text:h>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7">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text:p text:style-name="Standard"><text:soft-page-break/>0.12<text:tab/>MJPH<text:tab/><text:tab/>15/Jan/2008<text:tab/><text:tab/>Allow full <text:span text:style-name="Source_20_Text">range</text:span> definitions within a LIFT file. Move <text:tab/><text:tab/><text:tab/><text:tab/><text:tab/><text:tab/><text:tab/><text:tab/><text:tab/><text:tab/><text:span text:style-name="Source_20_Text">etymology</text:span> to <text:span text:style-name="Source_20_Text">entry</text:span> from <text:span text:style-name="Source_20_Text">sense</text:span>. Add <text:tab/><text:tab/><text:tab/><text:tab/><text:tab/> <text:s/><text:tab/><text:tab/><text:tab/><text:tab/><text:tab/><text:tab/><text:tab/><text:tab/><text:tab/><text:span text:style-name="Source_20_Text">reversal/grammatical-info</text:span>.</text:p>
      <text:p text:style-name="Standard"><text:tab/><text:tab/><text:tab/><text:tab/><text:tab/>6/May/2008<text:tab/><text:tab/>Remove <text:span text:style-name="code">range-set</text:span> type in favour of <text:span text:style-name="code">range</text:span>.</text:p>
      <text:p text:style-name="Standard">0.13<text:tab/>SRMc<text:tab/><text:tab/>31/Mar/2009<text:tab/>Changed version number to force automatic XSLT updates <text:tab/><text:tab/><text:tab/><text:tab/><text:tab/><text:tab/><text:tab/><text:tab/><text:tab/>of old files. <text:s/>Changed <text:span text:style-name="code">semantic_domain</text:span> to <text:span text:style-name="code">semantic-<text:tab/><text:tab/><text:tab/><text:tab/><text:tab/><text:tab/><text:tab/><text:tab/><text:tab/><text:tab/>domain</text:span>, and <text:span text:style-name="code">scientific_name</text:span> to <text:span text:style-name="code">scientific-name</text:span><text:span text:style-name="T3">.</text:span></text:p>
      <text:p text:style-name="Standard">0.14<text:tab/>MJPH<text:tab/><text:tab/>8/Apr/2009<text:tab/><text:tab/>Make <text:span text:style-name="code">field-</text:span>defn, range and <text:span text:style-name="code">range-element</text:span> inherit from <text:tab/><text:tab/><text:tab/><text:tab/><text:tab/><text:tab/><text:tab/><text:tab/><text:tab/><text:span text:style-name="code">extensible</text:span>. Add <text:span text:style-name="code">literal-meaning</text:span> to <text:span text:style-name="code">entry</text:span>. Describe <text:tab/><text:tab/><text:tab/><text:tab/><text:tab/><text:tab/><text:tab/><text:tab/><text:tab/><text:tab/>standard ranges so as to be the same as Fieldworks.</text:p>
      <text:p text:style-name="Standard">0.14.1<text:tab/>MJPH<text:tab/><text:tab/>1/Oct/2009<text:tab/><text:tab/>Restructure document. Add <text:span text:style-name="Source_20_Text">note</text:span> to <text:span text:style-name="Source_20_Text">example</text:span> to make <text:tab/><text:tab/><text:tab/><text:tab/><text:tab/><text:tab/><text:tab/><text:tab/><text:tab/><text:tab/>document and relax grammar the same.</text:p>
      <text:p text:style-name="Standard">0.15<text:tab/>MJPH<text:tab/><text:tab/>26/Apr/2010<text:tab/>Remove <text:span text:style-name="Source_20_Text">@guid</text:span> and change <text:span text:style-name="Source_20_Text">refid</text:span> to be a guid. Add owner <text:tab/><text:tab/><text:tab/><text:tab/><text:tab/><text:tab/><text:tab/><text:tab/><text:tab/>range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FreeSans" svg:font-family="Free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master-page-name="">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default-outline-level="5" style:class="text">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default-outline-level="6" style:class="text">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default-outline-level="" style:list-style-name="">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2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0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8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6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4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2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016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in" fo:margin-bottom="0in"/>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style:font-name="Times New Roman"/>
    </style:style>
    <style:style style:name="MT4" style:family="text">
      <style:text-properties fo:font-size="6pt" style:font-size-asian="6pt"/>
    </style:style>
    <style:page-layout style:name="M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DRAFT</text:p>
      </style:header>
      <style:footer>
        <text:p text:style-name="MP2"><text:span text:style-name="MT1"><text:line-break/></text:span><text:span text:style-name="MT1"><text:title>Lexicon Interchange Format</text:title></text:span><text:span text:style-name="MT1"> <text:s text:c="2"/></text:span><text:span text:style-name="Page_20_Number"><text:span text:style-name="MT2">Page </text:span></text:span><text:span text:style-name="MT2"><text:page-number text:select-page="current">34</text:page-number></text:span><text:span text:style-name="Page_20_Number"><text:span text:style-name="MT2"> of </text:span></text:span><text:span text:style-name="MT2"><text:page-count style:num-format="1">34</text:page-count></text:span><text:span text:style-name="Page_20_Number"><text:span text:style-name="MT2"><text:tab/></text:span></text:span><text:span text:style-name="MT3">DRAFT</text:span></text:p>
        <text:p text:style-name="MP2"><text:span text:style-name="MT4"><text:initial-creator>Martin Hosken</text:initial-creator></text:span><text:span text:style-name="MT4"> <text:s text:c="2"/></text:span><text:span text:style-name="MT4"><text:print-date style:data-style-name="N106">August 02, 2006</text:print-date></text:span><text:span text:style-name="Page_20_Number"><text:span text:style-name="MT4"> <text:s text:c="2"/>Rev: </text:span></text:span><text:span text:style-name="MT4"><text:editing-cycles>420</text:editing-cycles></text:spa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Lexicon Interchange Format</dc:title>
    <dc:subject>A Description</dc:subject>
    <meta:initial-creator>Martin Hosken</meta:initial-creator>
    <meta:creation-date>2006-07-07T09:27:58</meta:creation-date>
    <dc:creator>Martin Hosken</dc:creator>
    <dc:date>2010-04-26T15:29:23</dc:date>
    <meta:printed-by>Martin Hosken</meta:printed-by>
    <meta:print-date>2006-08-02T10:34:15</meta:print-date>
    <meta:editing-cycles>420</meta:editing-cycles>
    <meta:editing-duration>PT405H46M59S</meta:editing-duration>
    <meta:document-statistic meta:table-count="8" meta:image-count="4" meta:object-count="0" meta:page-count="34" meta:paragraph-count="867" meta:word-count="10616" meta:character-count="67930"/>
    <meta:user-defined meta:name="Info 1"/>
    <meta:user-defined meta:name="Info 2"/>
    <meta:user-defined meta:name="Info 3"/>
    <meta:user-defined meta:name="Info 4"/>
    <meta:template xlink:type="simple" xlink:actuate="onRequest" xlink:title="NRSI_StandardA4" xlink:href="../../../home/mhosken/Work/.openoffice.org2/user/template/NRSI_StandardA4.ott" meta:date="2006-07-07T09:27:58"/>
  </office:meta>
</office:document-meta>
</file>